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Nunito" fo:font-size="10.5pt" fo:letter-spacing="normal" fo:font-style="normal" fo:font-weight="normal"/>
    </style:style>
    <style:style style:name="P2" style:family="paragraph" style:parent-style-name="Text_20_body" style:list-style-name="L9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33333" style:font-name="Nunito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333333" style:font-name="Nunito" fo:font-size="10.5pt" fo:letter-spacing="normal" fo:font-style="normal" fo:font-weight="normal"/>
    </style:style>
    <style:style style:name="P4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33" style:font-name="Nunito" fo:font-size="10.5pt" fo:letter-spacing="normal" fo:font-style="normal" fo:font-weight="normal"/>
    </style:style>
    <style:style style:name="P5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fo:color="#333333" style:font-name="Nunito" fo:font-size="10.5pt" fo:letter-spacing="normal" fo:font-style="normal" fo:font-weight="normal"/>
    </style:style>
    <style:style style:name="P6" style:family="paragraph" style:parent-style-name="Text_20_body" style:list-style-name="L4">
      <style:paragraph-properties fo:margin-top="0cm" fo:margin-bottom="0.265cm" loext:contextual-spacing="false" fo:orphans="2" fo:widows="2"/>
      <style:text-properties fo:font-variant="normal" fo:text-transform="none" fo:color="#333333" style:font-name="Nunito" fo:font-size="10.5pt" fo:letter-spacing="normal" fo:font-style="normal" fo:font-weight="normal"/>
    </style:style>
    <style:style style:name="P7" style:family="paragraph" style:parent-style-name="Text_20_body" style:list-style-name="L5">
      <style:paragraph-properties fo:margin-top="0cm" fo:margin-bottom="0.265cm" loext:contextual-spacing="false" fo:orphans="2" fo:widows="2"/>
      <style:text-properties fo:font-variant="normal" fo:text-transform="none" fo:color="#333333" style:font-name="Nunito" fo:font-size="10.5pt" fo:letter-spacing="normal" fo:font-style="normal" fo:font-weight="normal"/>
    </style:style>
    <style:style style:name="P8" style:family="paragraph" style:parent-style-name="Text_20_body" style:list-style-name="L6">
      <style:paragraph-properties fo:margin-top="0cm" fo:margin-bottom="0.265cm" loext:contextual-spacing="false" fo:orphans="2" fo:widows="2"/>
      <style:text-properties fo:font-variant="normal" fo:text-transform="none" fo:color="#333333" style:font-name="Nunito" fo:font-size="10.5pt" fo:letter-spacing="normal" fo:font-style="normal" fo:font-weight="normal"/>
    </style:style>
    <style:style style:name="P9" style:family="paragraph" style:parent-style-name="Text_20_body" style:list-style-name="L7">
      <style:paragraph-properties fo:margin-top="0cm" fo:margin-bottom="0.265cm" loext:contextual-spacing="false" fo:orphans="2" fo:widows="2"/>
      <style:text-properties fo:font-variant="normal" fo:text-transform="none" fo:color="#333333" style:font-name="Nunito" fo:font-size="10.5pt" fo:letter-spacing="normal" fo:font-style="normal" fo:font-weight="normal"/>
    </style:style>
    <style:style style:name="P10" style:family="paragraph" style:parent-style-name="Text_20_body" style:list-style-name="L8">
      <style:paragraph-properties fo:margin-top="0cm" fo:margin-bottom="0.265cm" loext:contextual-spacing="false" fo:orphans="2" fo:widows="2"/>
      <style:text-properties fo:font-variant="normal" fo:text-transform="none" fo:color="#333333" style:font-name="Nunito" fo:font-size="10.5pt" fo:letter-spacing="normal" fo:font-style="normal" fo:font-weight="normal"/>
    </style:style>
    <style:style style:name="P11" style:family="paragraph" style:parent-style-name="Text_20_body" style:list-style-name="L10">
      <style:paragraph-properties fo:margin-top="0cm" fo:margin-bottom="0.265cm" loext:contextual-spacing="false" fo:orphans="2" fo:widows="2"/>
      <style:text-properties fo:font-variant="normal" fo:text-transform="none" fo:color="#333333" style:font-name="Nunito" fo:font-size="10.5pt" fo:letter-spacing="normal" fo:font-style="normal" fo:font-weight="normal"/>
    </style:style>
    <style:style style:name="P12" style:family="paragraph" style:parent-style-name="Text_20_body" style:list-style-name="L10">
      <style:paragraph-properties fo:margin-top="0cm" fo:margin-bottom="0.265cm" loext:contextual-spacing="false" fo:orphans="2" fo:widows="2"/>
      <style:text-properties fo:font-variant="normal" fo:text-transform="none" fo:color="#333333" fo:letter-spacing="normal"/>
    </style:style>
    <style:style style:name="T1" style:family="text">
      <style:text-properties style:font-name="Nunito" fo:font-size="10.5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22388737" text:style-name="L1">
        <text:list-item>
          <text:p text:style-name="P3">Mathematics</text:p>
        </text:list-item>
        <text:list-item>
          <text:p text:style-name="P3">Basic Recursion</text:p>
        </text:list-item>
        <text:list-item>
          <text:p text:style-name="P3">Arrays: Searching, Sorting, Deleting, Shift, Rotation, Prefix Sum...</text:p>
        </text:list-item>
      </text:list>
      <text:list xml:id="list2448658273" text:style-name="L2">
        <text:list-item>
          <text:p text:style-name="P4">Bit Magic</text:p>
        </text:list-item>
        <text:list-item>
          <text:p text:style-name="P4">Matrix: Search, Delete, Insert, Rotate...</text:p>
        </text:list-item>
        <text:list-item>
          <text:p text:style-name="P4">Searching: Linear Search, Binary Search, Two pointer approach...</text:p>
        </text:list-item>
      </text:list>
      <text:list xml:id="list3795345865" text:style-name="L3">
        <text:list-item>
          <text:p text:style-name="P5">Sorting: QuickSort and its variation, Mergesort, Counting sort, Insertion Sort, Heap Sort, Comparator</text:p>
        </text:list-item>
        <text:list-item>
          <text:p text:style-name="P5">Hashing: Different Types of Hashing Techniques, Collision resolution Techniques, Hashing Questions</text:p>
        </text:list-item>
      </text:list>
      <text:list xml:id="list3190673755" text:style-name="L4">
        <text:list-item>
          <text:p text:style-name="P6">Strings: Basic Operations, Naive Pattern Search, Other searching algorithms.</text:p>
        </text:list-item>
        <text:list-item>
          <text:p text:style-name="P6">Linked Lists: Singly Linked List, Doubly Linked Lists, Circular Linked List, Skip List, Doubly Circular</text:p>
        </text:list-item>
      </text:list>
      <text:list xml:id="list1278162783" text:style-name="L5">
        <text:list-item>
          <text:p text:style-name="P7">Stacks: Stack Operations, Implementation, Different Questions</text:p>
        </text:list-item>
        <text:list-item>
          <text:p text:style-name="P7">Queues: Queue Operations, Implementation, Different Questions, Deque Operations, Implementation, Different Questions.</text:p>
        </text:list-item>
      </text:list>
      <text:list xml:id="list2142400305" text:style-name="L6">
        <text:list-item>
          <text:p text:style-name="P8">Tree: Binary Tree, Tree Traversal</text:p>
        </text:list-item>
        <text:list-item>
          <text:p text:style-name="P8">Binary Search Tree: Search, Insert, Delete and other important questions, AVL (Basic Introduction)</text:p>
        </text:list-item>
      </text:list>
      <text:list xml:id="list2960127694" text:style-name="L7">
        <text:list-item>
          <text:p text:style-name="P9">Heaps: Binary Heap, Questions based on heaps.</text:p>
        </text:list-item>
        <text:list-item>
          <text:p text:style-name="P9">Graphs: Types of Graphs, BFS, DFS, Cycle Detection, Connected Components, Bipartite Graph</text:p>
        </text:list-item>
      </text:list>
      <text:list xml:id="list913554494" text:style-name="L8">
        <text:list-item>
          <text:p text:style-name="P10">Recursion and Backtracking: Backtracking questions, n queen, rat, knight etc.</text:p>
        </text:list-item>
        <text:list-item>
          <text:p text:style-name="P10">Dynamic Programming: Properties (Top Down, Bottom Up, Optimal Substructures, Overlapping Subproblems).</text:p>
        </text:list-item>
      </text:list>
      <text:p text:style-name="P1">Graph Algorithms</text:p>
      <text:list xml:id="list1062070947" text:style-name="L9">
        <text:list-item>
          <text:p text:style-name="P2">Shortest Path Algorithms</text:p>
        </text:list-item>
        <text:list-item>
          <text:p text:style-name="P2">Connected Components</text:p>
        </text:list-item>
        <text:list-item>
          <text:p text:style-name="P2">Bridges</text:p>
          <text:p text:style-name="P2"/>
        </text:list-item>
      </text:list>
      <text:list xml:id="list1573726410" text:style-name="L10">
        <text:list-item>
          <text:p text:style-name="P11">Trie</text:p>
        </text:list-item>
        <text:list-item>
          <text:p text:style-name="P12"> <text:span text:style-name="T1">Segment Tree</text:span></text:p>
        </text:list-item>
        <text:list-item>
          <text:p text:style-name="P11">Disjoint Se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09:40:45.607311937</meta:creation-date>
    <dc:date>2019-06-09T09:43:10.415337163</dc:date>
    <meta:editing-duration>PT2M25S</meta:editing-duration>
    <meta:editing-cycles>1</meta:editing-cycles>
    <meta:document-statistic meta:table-count="0" meta:image-count="0" meta:object-count="0" meta:page-count="1" meta:paragraph-count="26" meta:word-count="187" meta:character-count="1329" meta:non-whitespace-character-count="1191"/>
    <meta:generator>LibreOffice/6.2.3.2$Linux_X86_64 LibreOffice_project/20$Build-2</meta:generator>
  </office:meta>
</office:document-meta>
</file>